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Arial" fo:font-size="11pt" fo:background-color="transparent"/>
    </style:style>
    <style:style style:name="P2" style:family="paragraph" style:parent-style-name="Standard">
      <style:text-properties officeooo:rsid="0014a0a4" officeooo:paragraph-rsid="0014a0a4"/>
    </style:style>
    <style:style style:name="P3" style:family="paragraph" style:parent-style-name="Standard">
      <style:text-properties officeooo:rsid="00166962" officeooo:paragraph-rsid="00166962"/>
    </style:style>
    <style:style style:name="P4" style:family="paragraph" style:parent-style-name="Standard">
      <style:text-properties officeooo:rsid="0017e699" officeooo:paragraph-rsid="0017e699"/>
    </style:style>
    <style:style style:name="P5" style:family="paragraph" style:parent-style-name="Standard">
      <style:text-properties officeooo:rsid="00184eca" officeooo:paragraph-rsid="00184eca"/>
    </style:style>
    <style:style style:name="P6" style:family="paragraph" style:parent-style-name="Standard">
      <style:text-properties officeooo:rsid="001a1644" officeooo:paragraph-rsid="001a1644"/>
    </style:style>
    <style:style style:name="T1" style:family="text">
      <style:text-properties officeooo:rsid="00166962"/>
    </style:style>
    <style:style style:name="T2" style:family="text">
      <style:text-properties officeooo:rsid="0016c7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m_8563357279372323635gmail-docs-internal-guid-5fce4039-7fff-96b1-1b7d-763260d9870d"/>Create a VPC with 6 subnets across 3 different AZs. Each AZ should have a public and a private subnet. </text:p>
      <text:p text:style-name="P1">Deliverable :- aws cli command shell script</text:p>
      <text:p text:style-name="P1"/>
      <text:p text:style-name="P2">1. adding default region</text:p>
      <text:p text:style-name="Standard">[ec2-user@ip-172-31-34-156 ~]$ aws configure</text:p>
      <text:p text:style-name="Standard">AWS Access Key ID [None]: </text:p>
      <text:p text:style-name="Standard">AWS Secret Access Key [None]: </text:p>
      <text:p text:style-name="Standard">Default region name [None]: us-east-1</text:p>
      <text:p text:style-name="Standard">Default output format [None]: </text:p>
      <text:p text:style-name="Standard"/>
      <text:p text:style-name="P2">2. CREATE VPC</text:p>
      <text:p text:style-name="Standard">[ec2-user@ip-172-31-34-156 ~]$ aws ec2 create-vpc --cidr-block 10.0.0.0/16</text:p>
      <text:p text:style-name="Standard">{</text:p>
      <text:p text:style-name="Standard"><text:s text:c="4"/>"Vpc": {</text:p>
      <text:p text:style-name="Standard"><text:s text:c="8"/>"VpcId": "vpc-069e748a5ac66b87c", </text:p>
      <text:p text:style-name="Standard"><text:s text:c="8"/>"InstanceTenancy": "default", </text:p>
      <text:p text:style-name="Standard"><text:s text:c="8"/>"Tags": [], </text:p>
      <text:p text:style-name="Standard"><text:s text:c="8"/>"CidrBlockAssociationSet": [</text:p>
      <text:p text:style-name="Standard"><text:s text:c="12"/>{</text:p>
      <text:p text:style-name="Standard"><text:s text:c="16"/>"AssociationId": "vpc-cidr-assoc-04a373cc22a88bc02", </text:p>
      <text:p text:style-name="Standard"><text:s text:c="16"/>"CidrBlock": "10.0.0.0/16", </text:p>
      <text:p text:style-name="Standard"><text:s text:c="16"/>"CidrBlockState": {</text:p>
      <text:p text:style-name="Standard"><text:s text:c="20"/>"State": "associated"</text:p>
      <text:p text:style-name="Standard"><text:s text:c="16"/>}</text:p>
      <text:p text:style-name="Standard"><text:s text:c="12"/>}</text:p>
      <text:p text:style-name="Standard"><text:s text:c="8"/>], </text:p>
      <text:p text:style-name="Standard"><text:s text:c="8"/>"Ipv6CidrBlockAssociationSet": [], </text:p>
      <text:p text:style-name="Standard"><text:s text:c="8"/>"State": "pending", </text:p>
      <text:p text:style-name="Standard"><text:s text:c="8"/>"DhcpOptionsId": "dopt-18e4817e", </text:p>
      <text:p text:style-name="Standard"><text:s text:c="8"/>"OwnerId": "488599217855", </text:p>
      <text:p text:style-name="Standard"><text:s text:c="8"/>"CidrBlock": "10.0.0.0/16", </text:p>
      <text:p text:style-name="Standard"><text:s text:c="8"/>"IsDefault": false</text:p>
      <text:p text:style-name="Standard"><text:s text:c="4"/>}</text:p>
      <text:p text:style-name="Standard">}</text:p>
      <text:p text:style-name="Standard"/>
      <text:p text:style-name="P2">3. Crea<text:span text:style-name="T1">ting subnets in azs</text:span></text:p>
      <text:p text:style-name="P2"/>
      <text:p text:style-name="P3">Every pair is in a AZ</text:p>
      <text:p text:style-name="P3"/>
      <text:p text:style-name="P3">[ec2-user@ip-172-31-34-156 ~]$ aws ec2 create-subnet --vpc-id vpc-069e748a5ac66b87c --availability-zone us-east-1a --cidr-block 10.0.1.0/24</text:p>
      <text:p text:style-name="P3">{</text:p>
      <text:p text:style-name="P3"><text:s text:c="4"/>"Subnet": {</text:p>
      <text:p text:style-name="P3"><text:s text:c="8"/>"MapPublicIpOnLaunch": false, </text:p>
      <text:p text:style-name="P3"><text:s text:c="8"/>"AvailabilityZoneId": "use1-az2", </text:p>
      <text:p text:style-name="P3"><text:s text:c="8"/>"AvailableIpAddressCount": 251, </text:p>
      <text:p text:style-name="P3"><text:s text:c="8"/>"DefaultForAz": false, </text:p>
      <text:p text:style-name="P3"><text:s text:c="8"/>"SubnetArn": "arn:aws:ec2:us-east-1:488599217855:subnet/subnet-0025632dcf8940eb5", </text:p>
      <text:p text:style-name="P3"><text:s text:c="8"/>"Ipv6CidrBlockAssociationSet": [], </text:p>
      <text:p text:style-name="P3"><text:s text:c="8"/>"VpcId": "vpc-069e748a5ac66b87c", </text:p>
      <text:p text:style-name="P3"><text:s text:c="8"/>"State": "pending", </text:p>
      <text:p text:style-name="P3"><text:s text:c="8"/>"AvailabilityZone": "us-east-1a", </text:p>
      <text:p text:style-name="P3"><text:s text:c="8"/>"SubnetId": "subnet-0025632dcf8940eb5", </text:p>
      <text:p text:style-name="P3"><text:s text:c="8"/>"OwnerId": "488599217855", </text:p>
      <text:p text:style-name="P3"><text:s text:c="8"/>"CidrBlock": "10.0.1.0/24", </text:p>
      <text:p text:style-name="P3"><text:soft-page-break/><text:s text:c="8"/>"AssignIpv6AddressOnCreation": false</text:p>
      <text:p text:style-name="P3"><text:s text:c="4"/>}</text:p>
      <text:p text:style-name="P3">}</text:p>
      <text:p text:style-name="P3">[ec2-user@ip-172-31-34-156 ~]$ aws ec2 create-subnet --vpc-id vpc-069e748a5ac66b87c --availability-zone us-east-1a --cidr-block 10.0.2.0/24</text:p>
      <text:p text:style-name="P3">{</text:p>
      <text:p text:style-name="P3"><text:s text:c="4"/>"Subnet": {</text:p>
      <text:p text:style-name="P3"><text:s text:c="8"/>"MapPublicIpOnLaunch": false, </text:p>
      <text:p text:style-name="P3"><text:s text:c="8"/>"AvailabilityZoneId": "use1-az2", </text:p>
      <text:p text:style-name="P3"><text:s text:c="8"/>"AvailableIpAddressCount": 251, </text:p>
      <text:p text:style-name="P3"><text:s text:c="8"/>"DefaultForAz": false, </text:p>
      <text:p text:style-name="P3"><text:s text:c="8"/>"SubnetArn": "arn:aws:ec2:us-east-1:488599217855:subnet/subnet-035696f6003d1d1ba", </text:p>
      <text:p text:style-name="P3"><text:s text:c="8"/>"Ipv6CidrBlockAssociationSet": [], </text:p>
      <text:p text:style-name="P3"><text:s text:c="8"/>"VpcId": "vpc-069e748a5ac66b87c", </text:p>
      <text:p text:style-name="P3"><text:s text:c="8"/>"State": "pending", </text:p>
      <text:p text:style-name="P3"><text:s text:c="8"/>"AvailabilityZone": "us-east-1a", </text:p>
      <text:p text:style-name="P3"><text:s text:c="8"/>"SubnetId": "subnet-035696f6003d1d1ba", </text:p>
      <text:p text:style-name="P3"><text:s text:c="8"/>"OwnerId": "488599217855", </text:p>
      <text:p text:style-name="P3"><text:s text:c="8"/>"CidrBlock": "10.0.2.0/24", </text:p>
      <text:p text:style-name="P3"><text:s text:c="8"/>"AssignIpv6AddressOnCreation": false</text:p>
      <text:p text:style-name="P3"><text:s text:c="4"/>}</text:p>
      <text:p text:style-name="P3">}</text:p>
      <text:p text:style-name="P3">[ec2-user@ip-172-31-34-156 ~]$ aws ec2 create-subnet --vpc-id vpc-069e748a5ac66b87c --availability-zone us-east-1b --cidr-block 10.0.3.0/24</text:p>
      <text:p text:style-name="P3">{</text:p>
      <text:p text:style-name="P3"><text:s text:c="4"/>"Subnet": {</text:p>
      <text:p text:style-name="P3"><text:s text:c="8"/>"MapPublicIpOnLaunch": false, </text:p>
      <text:p text:style-name="P3"><text:s text:c="8"/>"AvailabilityZoneId": "use1-az4", </text:p>
      <text:p text:style-name="P3"><text:s text:c="8"/>"AvailableIpAddressCount": 251, </text:p>
      <text:p text:style-name="P3"><text:s text:c="8"/>"DefaultForAz": false, </text:p>
      <text:p text:style-name="P3"><text:s text:c="8"/>"SubnetArn": "arn:aws:ec2:us-east-1:488599217855:subnet/subnet-07d5788cea5d69b7c", </text:p>
      <text:p text:style-name="P3"><text:s text:c="8"/>"Ipv6CidrBlockAssociationSet": [], </text:p>
      <text:p text:style-name="P3"><text:s text:c="8"/>"VpcId": "vpc-069e748a5ac66b87c", </text:p>
      <text:p text:style-name="P3"><text:s text:c="8"/>"State": "pending", </text:p>
      <text:p text:style-name="P3"><text:s text:c="8"/>"AvailabilityZone": "us-east-1b", </text:p>
      <text:p text:style-name="P3"><text:s text:c="8"/>"SubnetId": "subnet-07d5788cea5d69b7c", </text:p>
      <text:p text:style-name="P3"><text:s text:c="8"/>"OwnerId": "488599217855", </text:p>
      <text:p text:style-name="P3"><text:s text:c="8"/>"CidrBlock": "10.0.3.0/24", </text:p>
      <text:p text:style-name="P3"><text:s text:c="8"/>"AssignIpv6AddressOnCreation": false</text:p>
      <text:p text:style-name="P3"><text:s text:c="4"/>}</text:p>
      <text:p text:style-name="P3">}</text:p>
      <text:p text:style-name="P3">[ec2-user@ip-172-31-34-156 ~]$ aws ec2 create-subnet --vpc-id vpc-069e748a5ac66b87c --availability-zone us-east-1b --cidr-block 10.0.4.0/24</text:p>
      <text:p text:style-name="P3">{</text:p>
      <text:p text:style-name="P3"><text:s text:c="4"/>"Subnet": {</text:p>
      <text:p text:style-name="P3"><text:s text:c="8"/>"MapPublicIpOnLaunch": false, </text:p>
      <text:p text:style-name="P3"><text:s text:c="8"/>"AvailabilityZoneId": "use1-az4", </text:p>
      <text:p text:style-name="P3"><text:s text:c="8"/>"AvailableIpAddressCount": 251, </text:p>
      <text:p text:style-name="P3"><text:s text:c="8"/>"DefaultForAz": false, </text:p>
      <text:p text:style-name="P3"><text:s text:c="8"/>"SubnetArn": "arn:aws:ec2:us-east-1:488599217855:subnet/subnet-0afce2ea3185d9cc7", </text:p>
      <text:p text:style-name="P3"><text:s text:c="8"/>"Ipv6CidrBlockAssociationSet": [], </text:p>
      <text:p text:style-name="P3"><text:s text:c="8"/>"VpcId": "vpc-069e748a5ac66b87c", </text:p>
      <text:p text:style-name="P3"><text:s text:c="8"/>"State": "pending", </text:p>
      <text:p text:style-name="P3"><text:s text:c="8"/>"AvailabilityZone": "us-east-1b", </text:p>
      <text:p text:style-name="P3"><text:s text:c="8"/>"SubnetId": "subnet-0afce2ea3185d9cc7", </text:p>
      <text:p text:style-name="P3"><text:s text:c="8"/>"OwnerId": "488599217855", </text:p>
      <text:p text:style-name="P3"><text:s text:c="8"/>"CidrBlock": "10.0.4.0/24", </text:p>
      <text:p text:style-name="P3"><text:soft-page-break/><text:s text:c="8"/>"AssignIpv6AddressOnCreation": false</text:p>
      <text:p text:style-name="P3"><text:s text:c="4"/>}</text:p>
      <text:p text:style-name="P3">}</text:p>
      <text:p text:style-name="P3">[ec2-user@ip-172-31-34-156 ~]$ aws ec2 create-subnet --vpc-id vpc-069e748a5ac66b87c --availability-zone us-east-1c --cidr-block 10.0.5.0/24</text:p>
      <text:p text:style-name="P3">{</text:p>
      <text:p text:style-name="P3"><text:s text:c="4"/>"Subnet": {</text:p>
      <text:p text:style-name="P3"><text:s text:c="8"/>"MapPublicIpOnLaunch": false, </text:p>
      <text:p text:style-name="P3"><text:s text:c="8"/>"AvailabilityZoneId": "use1-az6", </text:p>
      <text:p text:style-name="P3"><text:s text:c="8"/>"AvailableIpAddressCount": 251, </text:p>
      <text:p text:style-name="P3"><text:s text:c="8"/>"DefaultForAz": false, </text:p>
      <text:p text:style-name="P3"><text:s text:c="8"/>"SubnetArn": "arn:aws:ec2:us-east-1:488599217855:subnet/subnet-028006e61f40f48f9", </text:p>
      <text:p text:style-name="P3"><text:s text:c="8"/>"Ipv6CidrBlockAssociationSet": [], </text:p>
      <text:p text:style-name="P3"><text:s text:c="8"/>"VpcId": "vpc-069e748a5ac66b87c", </text:p>
      <text:p text:style-name="P3"><text:s text:c="8"/>"State": "pending", </text:p>
      <text:p text:style-name="P3"><text:s text:c="8"/>"AvailabilityZone": "us-east-1c", </text:p>
      <text:p text:style-name="P3"><text:s text:c="8"/>"SubnetId": "subnet-028006e61f40f48f9", </text:p>
      <text:p text:style-name="P3"><text:s text:c="8"/>"OwnerId": "488599217855", </text:p>
      <text:p text:style-name="P3"><text:s text:c="8"/>"CidrBlock": "10.0.5.0/24", </text:p>
      <text:p text:style-name="P3"><text:s text:c="8"/>"AssignIpv6AddressOnCreation": false</text:p>
      <text:p text:style-name="P3"><text:s text:c="4"/>}</text:p>
      <text:p text:style-name="P3">}</text:p>
      <text:p text:style-name="P3">[ec2-user@ip-172-31-34-156 ~]$ aws ec2 create-subnet --vpc-id vpc-069e748a5ac66b87c --availability-zone us-east-1c --cidr-block 10.0.6.0/24</text:p>
      <text:p text:style-name="P3">{</text:p>
      <text:p text:style-name="P3"><text:s text:c="4"/>"Subnet": {</text:p>
      <text:p text:style-name="P3"><text:s text:c="8"/>"MapPublicIpOnLaunch": false, </text:p>
      <text:p text:style-name="P3"><text:s text:c="8"/>"AvailabilityZoneId": "use1-az6", </text:p>
      <text:p text:style-name="P3"><text:s text:c="8"/>"AvailableIpAddressCount": 251, </text:p>
      <text:p text:style-name="P3"><text:s text:c="8"/>"DefaultForAz": false, </text:p>
      <text:p text:style-name="P3"><text:s text:c="8"/>"SubnetArn": "arn:aws:ec2:us-east-1:488599217855:subnet/subnet-0e2101a3e0bc03d9d", </text:p>
      <text:p text:style-name="P3"><text:s text:c="8"/>"Ipv6CidrBlockAssociationSet": [], </text:p>
      <text:p text:style-name="P3"><text:s text:c="8"/>"VpcId": "vpc-069e748a5ac66b87c", </text:p>
      <text:p text:style-name="P3"><text:s text:c="8"/>"State": "pending", </text:p>
      <text:p text:style-name="P3"><text:s text:c="8"/>"AvailabilityZone": "us-east-1c", </text:p>
      <text:p text:style-name="P3"><text:s text:c="8"/>"SubnetId": "subnet-0e2101a3e0bc03d9d", </text:p>
      <text:p text:style-name="P3"><text:s text:c="8"/>"OwnerId": "488599217855", </text:p>
      <text:p text:style-name="P3"><text:s text:c="8"/>"CidrBlock": "10.0.6.0/24", </text:p>
      <text:p text:style-name="P3"><text:s text:c="8"/>"AssignIpv6AddressOnCreation": false</text:p>
      <text:p text:style-name="P3"><text:s text:c="4"/>}</text:p>
      <text:p text:style-name="P3">}</text:p>
      <text:p text:style-name="P3"/>
      <text:p text:style-name="P3">4. ATTACHING <text:span text:style-name="T2">INTERNET GATEWAY TO PUBLIC SUBNETS</text:span></text:p>
      <text:p text:style-name="P3"/>
      <text:p text:style-name="P4">CREATING INTERNET GATEWAY</text:p>
      <text:p text:style-name="P4"/>
      <text:p text:style-name="P4">aws ec2 create-internet-gateway</text:p>
      <text:p text:style-name="P4">{</text:p>
      <text:p text:style-name="P4"><text:s text:c="4"/>"InternetGateway": {</text:p>
      <text:p text:style-name="P4"><text:s text:c="8"/>"Tags": [], </text:p>
      <text:p text:style-name="P4"><text:s text:c="8"/>"Attachments": [], </text:p>
      <text:p text:style-name="P4"><text:s text:c="8"/>"InternetGatewayId": "igw-0533b92926552129d"</text:p>
      <text:p text:style-name="P4"><text:s text:c="4"/>}</text:p>
      <text:p text:style-name="P4">}</text:p>
      <text:p text:style-name="P4">Attaching the ig to the vpc</text:p>
      <text:p text:style-name="P4">[ec2-user@ip-172-31-34-156 ~]$ aws ec2 attach-internet-gateway --vpc-id vpc-069e748a5ac66b87c --internet-gateway-id igw-0533b92926552129d</text:p>
      <text:p text:style-name="P4"><text:soft-page-break/>ADDING A CUSTOM ROUTE TABLE</text:p>
      <text:p text:style-name="P4">[ec2-user@ip-172-31-34-156 ~]$ aws ec2 create-route-table --vpc-id vpc-069e748a5ac66b87c</text:p>
      <text:p text:style-name="P4">{</text:p>
      <text:p text:style-name="P4"><text:s text:c="4"/>"RouteTable": {</text:p>
      <text:p text:style-name="P4"><text:s text:c="8"/>"Associations": [], </text:p>
      <text:p text:style-name="P4"><text:s text:c="8"/>"RouteTableId": "rtb-0c9c9399079462ccb", </text:p>
      <text:p text:style-name="P4"><text:s text:c="8"/>"VpcId": "vpc-069e748a5ac66b87c", </text:p>
      <text:p text:style-name="P4"><text:s text:c="8"/>"PropagatingVgws": [], </text:p>
      <text:p text:style-name="P4"><text:s text:c="8"/>"Tags": [], </text:p>
      <text:p text:style-name="P4"><text:s text:c="8"/>"Routes": [</text:p>
      <text:p text:style-name="P4"><text:s text:c="12"/>{</text:p>
      <text:p text:style-name="P4"><text:s text:c="16"/>"GatewayId": "local", </text:p>
      <text:p text:style-name="P4"><text:s text:c="16"/>"DestinationCidrBlock": "10.0.0.0/16", </text:p>
      <text:p text:style-name="P4"><text:s text:c="16"/>"State": "active", </text:p>
      <text:p text:style-name="P4"><text:s text:c="16"/>"Origin": "CreateRouteTable"</text:p>
      <text:p text:style-name="P4"><text:s text:c="12"/>}</text:p>
      <text:p text:style-name="P4"><text:s text:c="8"/>], </text:p>
      <text:p text:style-name="P4"><text:s text:c="8"/>"OwnerId": "488599217855"</text:p>
      <text:p text:style-name="P4"><text:s text:c="4"/>}</text:p>
      <text:p text:style-name="P4">}</text:p>
      <text:p text:style-name="P4"/>
      <text:p text:style-name="P5">ADDING IGW TO THE ROUTE TABLE AND ASSOCIATING THE PUBLIC SUBNETS TO THE ROUTE TABLE</text:p>
      <text:p text:style-name="P5"/>
      <text:p text:style-name="P5">[ec2-user@ip-172-31-34-156 ~]$ aws ec2 create-route --route-table-id rtb-0c9c9399079462ccb --destination-cidr-block 0.0.0.0/0 --gateway-id igw-0533b92926552129d</text:p>
      <text:p text:style-name="P5">{</text:p>
      <text:p text:style-name="P5"><text:s text:c="4"/>"Return": true</text:p>
      <text:p text:style-name="P5">}</text:p>
      <text:p text:style-name="P5">[ec2-user@ip-172-31-34-156 ~]$ aws ec2 describe-route-tables --route-table-id rtb-0c9c9399079462ccb</text:p>
      <text:p text:style-name="P5">{</text:p>
      <text:p text:style-name="P5"><text:s text:c="4"/>"RouteTables": [</text:p>
      <text:p text:style-name="P5"><text:s text:c="8"/>{</text:p>
      <text:p text:style-name="P5"><text:s text:c="12"/>"Associations": [], </text:p>
      <text:p text:style-name="P5"><text:s text:c="12"/>"RouteTableId": "rtb-0c9c9399079462ccb", </text:p>
      <text:p text:style-name="P5"><text:s text:c="12"/>"VpcId": "vpc-069e748a5ac66b87c", </text:p>
      <text:p text:style-name="P5"><text:s text:c="12"/>"PropagatingVgws": [], </text:p>
      <text:p text:style-name="P5"><text:s text:c="12"/>"Tags": [], </text:p>
      <text:p text:style-name="P5"><text:s text:c="12"/>"Routes": [</text:p>
      <text:p text:style-name="P5"><text:s text:c="16"/>{</text:p>
      <text:p text:style-name="P5"><text:s text:c="20"/>"GatewayId": "local", </text:p>
      <text:p text:style-name="P5"><text:s text:c="20"/>"DestinationCidrBlock": "10.0.0.0/16", </text:p>
      <text:p text:style-name="P5"><text:s text:c="20"/>"State": "active", </text:p>
      <text:p text:style-name="P5"><text:s text:c="20"/>"Origin": "CreateRouteTable"</text:p>
      <text:p text:style-name="P5"><text:s text:c="16"/>}, </text:p>
      <text:p text:style-name="P5"><text:s text:c="16"/>{</text:p>
      <text:p text:style-name="P5"><text:s text:c="20"/>"GatewayId": "igw-0533b92926552129d", </text:p>
      <text:p text:style-name="P5"><text:s text:c="20"/>"DestinationCidrBlock": "0.0.0.0/0", </text:p>
      <text:p text:style-name="P5"><text:s text:c="20"/>"State": "active", </text:p>
      <text:p text:style-name="P5"><text:s text:c="20"/>"Origin": "CreateRoute"</text:p>
      <text:p text:style-name="P5"><text:s text:c="16"/>}</text:p>
      <text:p text:style-name="P5"><text:s text:c="12"/>], </text:p>
      <text:p text:style-name="P5"><text:s text:c="12"/>"OwnerId": "488599217855"</text:p>
      <text:p text:style-name="P5"><text:s text:c="8"/>}</text:p>
      <text:p text:style-name="P5"><text:s text:c="4"/>]</text:p>
      <text:p text:style-name="P5">}</text:p>
      <text:p text:style-name="P5"><text:soft-page-break/>[ec2-user@ip-172-31-34-156 ~]$ aws ec2 associate-route-table <text:s/>--subnet-id subnet-0025632dcf8940eb5 --route-table-id rtb-0c9c9399079462ccb</text:p>
      <text:p text:style-name="P5">{</text:p>
      <text:p text:style-name="P5"><text:s text:c="4"/>"AssociationId": "rtbassoc-03459a6359d596adb"</text:p>
      <text:p text:style-name="P5">}</text:p>
      <text:p text:style-name="P5">[ec2-user@ip-172-31-34-156 ~]$ aws ec2 associate-route-table <text:s/>--subnet-id subnet-07d5788cea5d69b7c --route-table-id rtb-0c9c9399079462ccb</text:p>
      <text:p text:style-name="P5">{</text:p>
      <text:p text:style-name="P5"><text:s text:c="4"/>"AssociationId": "rtbassoc-0d4c4c9d2971deec6"</text:p>
      <text:p text:style-name="P5">}</text:p>
      <text:p text:style-name="P5">[ec2-user@ip-172-31-34-156 ~]$ aws ec2 associate-route-table <text:s/>--subnet-id subnet-028006e61f40f48f9 --route-table-id rtb-0c9c9399079462ccb</text:p>
      <text:p text:style-name="P5">{</text:p>
      <text:p text:style-name="P5"><text:s text:c="4"/>"AssociationId": "rtbassoc-06e8f40625838528e"</text:p>
      <text:p text:style-name="P5">}</text:p>
      <text:p text:style-name="Standard"/>
      <text:p text:style-name="P6">ATTCHING PRIVATE SUBNETS TO THE DEFAULT ROUTE TABLE</text:p>
      <text:p text:style-name="P6"/>
      <text:p text:style-name="P6">[ec2-user@ip-172-31-34-156 ~]$ aws ec2 associate-route-table <text:s/>--subnet-id subnet-0afce2ea3185d9cc7 --route-table-id rtb-0841d774ca6aff074</text:p>
      <text:p text:style-name="P6">{</text:p>
      <text:p text:style-name="P6"><text:s text:c="4"/>"AssociationId": "rtbassoc-0aa43d3a70fce9327"</text:p>
      <text:p text:style-name="P6">}</text:p>
      <text:p text:style-name="P6">[ec2-user@ip-172-31-34-156 ~]$ aws ec2 associate-route-table <text:s/>--subnet-id subnet-0e2101a3e0bc03d9d --route-table-id rtb-0841d774ca6aff074</text:p>
      <text:p text:style-name="P6">{</text:p>
      <text:p text:style-name="P6"><text:s text:c="4"/>"AssociationId": "rtbassoc-021db2c434dcb8c65"</text:p>
      <text:p text:style-name="P6">}</text:p>
      <text:p text:style-name="P6">[ec2-user@ip-172-31-34-156 ~]$ </text:p>
      <text:p text:style-name="P6">[ec2-user@ip-172-31-34-156 ~]$ aws ec2 associate-route-table <text:s/>--subnet-id subnet-035696f6003d1d1ba --route-table-id rtb-0841d774ca6aff074</text:p>
      <text:p text:style-name="P6">{</text:p>
      <text:p text:style-name="P6"><text:s text:c="4"/>"AssociationId": "rtbassoc-0c6b82155d6d873df"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6:22:31.566709796</meta:creation-date>
    <meta:generator>LibreOffice/6.0.3.2$Linux_X86_64 LibreOffice_project/00m0$Build-2</meta:generator>
    <dc:date>2019-07-16T17:10:13.131679148</dc:date>
    <meta:editing-duration>PT17M8S</meta:editing-duration>
    <meta:editing-cycles>4</meta:editing-cycles>
    <meta:document-statistic meta:table-count="0" meta:image-count="0" meta:object-count="0" meta:page-count="5" meta:paragraph-count="232" meta:word-count="650" meta:character-count="8711" meta:non-whitespace-character-count="6773"/>
  </office:meta>
</office:document-meta>
</file>